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29])" office:value-type="float" office:value="38">
            <text:p>38</text:p>
          </table:table-cell>
          <table:table-cell table:style-name="ce12" table:formula="of:=SUMPRODUCT([.$G6:.$G29];[.H6:.H29])" office:value-type="float" office:value="10.235">
            <text:p>10.24</text:p>
          </table:table-cell>
          <table:table-cell table:style-name="ce12" table:formula="of:=SUMPRODUCT([.$G6:.$G29];[.I6:.I29])" office:value-type="float" office:value="6.811">
            <text:p>6.81</text:p>
          </table:table-cell>
          <table:table-cell table:style-name="ce12" table:formula="of:=SUMPRODUCT([.$G6:.$G29];[.J6:.J29])" office:value-type="float" office:value="5.179">
            <text:p>5.18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6T16:45:42</dc:date>
    <dc:creator>chris </dc:creator>
    <meta:editing-duration>P2DT6H16M22S</meta:editing-duration>
    <meta:editing-cycles>224</meta:editing-cycles>
    <meta:generator>LibreOffice/3.5$Linux_x86 LibreOffice_project/350m1$Build-2</meta:generator>
    <meta:document-statistic meta:table-count="3" meta:cell-count="249" meta:object-count="0"/>
  </office:meta>
</office:document-meta>
</file>